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ea57" officeooo:paragraph-rsid="000d97f9"/>
    </style:style>
    <style:style style:name="P2" style:family="paragraph" style:parent-style-name="Standard">
      <style:text-properties officeooo:rsid="0009ea57" officeooo:paragraph-rsid="0009ea57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9ea57" officeooo:paragraph-rsid="0009ea57" style:font-size-asian="10.5pt" style:font-weight-asian="bold" style:font-size-complex="12pt" style:font-weight-complex="bold"/>
    </style:style>
    <style:style style:name="P4" style:family="paragraph" style:parent-style-name="Standard">
      <style:text-properties officeooo:paragraph-rsid="0010671d"/>
    </style:style>
    <style:style style:name="P5" style:family="paragraph" style:parent-style-name="Standard">
      <style:text-properties officeooo:paragraph-rsid="00110ebf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0598a" officeooo:paragraph-rsid="0010598a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0598a" officeooo:paragraph-rsid="0010598a" style:font-size-asian="20pt" style:font-weight-asian="bold" style:font-size-complex="20pt" style:font-weight-complex="bold"/>
    </style:style>
    <style:style style:name="P8" style:family="paragraph" style:parent-style-name="Standard">
      <style:text-properties fo:font-style="italic" fo:font-weight="bold" officeooo:rsid="0010671d" officeooo:paragraph-rsid="0010671d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09ea57" officeooo:paragraph-rsid="0010671d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normal" fo:font-weight="bold" officeooo:rsid="00110ebf" officeooo:paragraph-rsid="00110ebf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normal" officeooo:rsid="000d97f9" officeooo:paragraph-rsid="0010671d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bold" officeooo:rsid="0009ea57" officeooo:paragraph-rsid="0009ea57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bold" officeooo:rsid="000acf73" officeooo:paragraph-rsid="000acf73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bold" officeooo:rsid="000c8084" officeooo:paragraph-rsid="000c8084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9ea57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acf73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b3272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rsid="000acf73" officeooo:paragraph-rsid="000acf73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0c8084" officeooo:paragraph-rsid="000c8084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rsid="000d1c21" officeooo:paragraph-rsid="000d1c21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rsid="000dc397" officeooo:paragraph-rsid="000dc39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dc397" officeooo:paragraph-rsid="000dc39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dc397" officeooo:paragraph-rsid="00150d2d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9ea57" officeooo:paragraph-rsid="0009ea57" style:font-size-asian="10.5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cf73" officeooo:paragraph-rsid="000acf73" style:font-size-asian="10.5pt" style:font-weight-asian="bold" style:font-size-complex="12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b3272" officeooo:paragraph-rsid="000b3272" style:font-size-asian="10.5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style="italic" fo:font-weight="bold" officeooo:rsid="000c8084" officeooo:paragraph-rsid="000c8084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9ea57"/>
    </style:style>
    <style:style style:name="T2" style:family="text">
      <style:text-properties officeooo:rsid="000acf73"/>
    </style:style>
    <style:style style:name="T3" style:family="text">
      <style:text-properties officeooo:rsid="000b3272"/>
    </style:style>
    <style:style style:name="T4" style:family="text">
      <style:text-properties fo:font-style="italic" officeooo:rsid="0009ea57" style:font-style-asian="italic" style:font-style-complex="italic"/>
    </style:style>
    <style:style style:name="T5" style:family="text">
      <style:text-properties fo:font-style="italic" officeooo:rsid="000b3272" style:font-style-asian="italic" style:font-style-complex="italic"/>
    </style:style>
    <style:style style:name="T6" style:family="text">
      <style:text-properties fo:font-style="italic" fo:font-weight="bold" officeooo:rsid="0009ea57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acf73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b3272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10ebf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00acf73" style:font-style-asian="italic" style:font-weight-asian="bold" style:font-style-complex="italic" style:font-weight-complex="bold"/>
    </style:style>
    <style:style style:name="T11" style:family="text">
      <style:text-properties fo:font-style="normal" officeooo:rsid="000c8084" style:font-style-asian="normal" style:font-style-complex="normal"/>
    </style:style>
    <style:style style:name="T12" style:family="text">
      <style:text-properties fo:font-style="normal" fo:font-weight="normal" officeooo:rsid="00110ebf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officeooo:rsid="000d1c21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none" fo:font-weight="bold" officeooo:rsid="000d1c21" style:font-style-asian="normal" style:font-weight-asian="bold" style:font-style-complex="normal" style:font-weight-complex="bold"/>
    </style:style>
    <style:style style:name="T15" style:family="text">
      <style:text-properties officeooo:rsid="000d1c21"/>
    </style:style>
    <style:style style:name="T16" style:family="text">
      <style:text-properties officeooo:rsid="000d97f9"/>
    </style:style>
    <style:style style:name="T17" style:family="text">
      <style:text-properties fo:font-size="12pt" fo:font-weight="normal" officeooo:rsid="000b3272" style:font-size-asian="10.5pt" style:font-weight-asian="normal" style:font-size-complex="12pt" style:font-weight-complex="normal"/>
    </style:style>
    <style:style style:name="T18" style:family="text">
      <style:text-properties fo:font-size="12pt" fo:font-style="italic" fo:font-weight="bold" officeooo:rsid="000b3272" style:font-size-asian="10.5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style="italic" fo:font-weight="normal" officeooo:rsid="001320e1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size="12pt" fo:font-style="normal" fo:font-weight="normal" officeooo:rsid="001320e1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bold" officeooo:rsid="001320e1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fo:font-size="12pt" fo:font-style="normal" fo:font-weight="bold" officeooo:rsid="000d1c21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officeooo:rsid="0011dbf5"/>
    </style:style>
    <style:style style:name="T24" style:family="text">
      <style:text-properties officeooo:rsid="001320e1"/>
    </style:style>
    <style:style style:name="T25" style:family="text">
      <style:text-properties officeooo:rsid="00150d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agalba</text:p>
      <text:p text:style-name="P1"/>
      <text:p text:style-name="P4"><text:span text:style-name="T24">K</text:span><text:span text:style-name="T15">ortelėje </text:span><text:span text:style-name="T13">„</text:span><text:span text:style-name="T14">Naujinimas</text:span><text:span text:style-name="T13">“</text:span><text:span text:style-name="T15"> </text:span><text:span text:style-name="T24">reikia</text:span><text:span text:style-name="T15"> </text:span><text:span text:style-name="T16">pasirinkti </text:span><text:span text:style-name="T17">parduotuvę(-es), ir paspausti </text:span><text:span text:style-name="T18">„Tikrinti ir atsiųsti dabar“. </text:span><text:span text:style-name="T19">Eigą gal</text:span><text:span text:style-name="T20">ima stebėti </text:span><text:span text:style-name="T22">„</text:span><text:span text:style-name="T21">Naujinimas“</text:span><text:span text:style-name="T20"> kortelės apačioje. Skaitymas – kortelėje </text:span><text:span text:style-name="T18">„</text:span><text:span text:style-name="T21">Lankstinukai</text:span><text:span text:style-name="T18">“</text:span><text:span text:style-name="T20">.</text:span></text:p>
      <text:p text:style-name="P9"/>
      <text:p text:style-name="P8">Jei dėl kokių nors priežasčių programa veikia ne taip kaip turėtų arba iš viso neveikia, reikėtų</text:p>
      <text:p text:style-name="P5"><text:span text:style-name="T9">kreiptis adresu: </text:span><text:a xlink:type="simple" xlink:href="https://github.com/deadsoft/Reklaminiai-Parduotuviu-Lankstinukai/issues"><text:span text:style-name="T12">https://github.com/deadsoft/Reklaminiai-Parduotuviu-Lankstinukai/issues</text:span></text:a></text:p>
      <text:p text:style-name="P10">Programa nekomercinė ir kuriama vieno žmogaus, taigi jei nepraneši, greičiausiai niekas ir nesužinos. <text:span text:style-name="T23">Taip pat laukiami ir pasiūlymai.</text:span></text:p>
      <text:p text:style-name="P11">Sėkmingo naudojimo. :)</text:p>
      <text:p text:style-name="P2"/>
      <text:p text:style-name="P7">Informacija</text:p>
      <text:p text:style-name="P3"/>
      <text:list xml:id="list2039051821997605267" text:style-name="L1">
        <text:list-item>
          <text:p text:style-name="P12">Lankstinukai:</text:p>
          <text:list>
            <text:list-item>
              <text:p text:style-name="P15"><text:span text:style-name="T1">Rodo lankstinukus įprastai arba naudojant pdf.fs. Windows terpėje deja kolkas išjungtas pasirinkimas. O pasirinkti galima kortelėje </text:span><text:span text:style-name="T6">„Nustatymai“</text:span><text:span text:style-name="T4">.</text:span></text:p>
              <text:list>
                <text:list-item>
                  <text:p text:style-name="P24">Valdymas:</text:p>
                  <text:list>
                    <text:list-item>
                      <text:p text:style-name="P18">Kairėje pusėje pasirenki lankstinuką.</text:p>
                    </text:list-item>
                    <text:list-item>
                      <text:p text:style-name="P18">Dešinėje pusėje: didinimas/mažinimas, ankstesnis/sekantis puslapi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Internetas:</text:p>
          <text:list>
            <text:list-item>
              <text:p text:style-name="P18">Tiesiog apkarpyta interneto naršyklė su adresyno funkcija. Apie adresyną.</text:p>
              <text:list>
                <text:list-item>
                  <text:p text:style-name="P25">Valdymas:</text:p>
                  <text:list>
                    <text:list-item>
                      <text:p text:style-name="P16"><text:span text:style-name="T2">Mygtukas </text:span><text:span text:style-name="T7">„</text:span><text:span text:style-name="T10">į adresyną“.</text:span></text:p>
                    </text:list-item>
                    <text:list-item>
                      <text:p text:style-name="P18">Norint pašalinti iš adresyno reikia: užeiti ant norimo įrašo paspausti kairį pelės klavišą ir nutempti iki šiukšledėžės ikono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Naujinimas:</text:p>
          <text:list>
            <text:list-item>
              <text:p text:style-name="P17"><text:span text:style-name="T3">Reikia pasirinkti parduotuvę(-es), ir paspausti </text:span><text:span text:style-name="T8">„Tikrinti ir atsiųsti dabar“</text:span><text:span text:style-name="T5">. </text:span><text:span text:style-name="T11">Visas varneles ir <text:s/>skaičius programa atsimena automatiškai.</text:span></text:p>
              <text:list>
                <text:list-item>
                  <text:p text:style-name="P26">Valdymas:</text:p>
                  <text:list>
                    <text:list-item>
                      <text:p text:style-name="P27">„Automatiškai tikrinti ar yra naujų lankstinukų kas „</text:p>
                      <text:list>
                        <text:list-item>
                          <text:p text:style-name="P19">Tikrins įjungiant programą ir atsiųs fone.</text:p>
                        </text:list-item>
                      </text:list>
                    </text:list-item>
                    <text:list-item>
                      <text:p text:style-name="P27">„Automatiškai trinti senus lankstinukus po“</text:p>
                      <text:list>
                        <text:list-item>
                          <text:p text:style-name="P19">Trins įjungiant programą fone</text:p>
                        </text:list-item>
                      </text:list>
                    </text:list-item>
                    <text:list-item>
                      <text:p text:style-name="P27">„Automatiškai tikrinti ar yra programos atnaujinimas.“ </text:p>
                      <text:list>
                        <text:list-item>
                          <text:p text:style-name="P19">Patikrins įjungiant programą fone. Gali uždėt, gali palaukt kol nustos siųst lankstinukus, nors interneto kortelėj rodys jog yra naujesnis. O galbūt ir šiaip programos atnaujinimas bus, kuris praktiškai matysis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Nustatymai:</text:p>
          <text:list>
            <text:list-item>
              <text:p text:style-name="P19">Siūlyčiau nieko nekeist.</text:p>
              <text:list>
                <text:list-item>
                  <text:p text:style-name="P19">Naudoti pdf.js. Windows terpėj išjungtas</text:p>
                </text:list-item>
                <text:list-item>
                  <text:p text:style-name="P20">PPI. </text:p>
                </text:list-item>
                <text:list-item>
                  <text:p text:style-name="P21">Ištrinti paveikslėlius.</text:p>
                </text:list-item>
              </text:list>
            </text:list-item>
          </text:list>
        </text:list-item>
      </text:list>
      <text:p text:style-name="P22"/>
      <text:p text:style-name="P23"><text:span text:style-name="T25">Jei programa nepasileidžia (taip gali atsitikti nes įvelsiu kokią klaidą ar nepagalvosiu...) pirmiausia reikėtų ištrinti vartotojo namų aplanke esantį aplanką. Linux : <text:s/>/home/Vartotojas/.cache/deadprogram, <text:s/>Windows: C:\Users\Vartotojas\.cache\deadprogram. Jeigu nenorit, kad dingtų kaupiami lankstinukai, tada reiketų ištrinti viską išskyrus „pdfs“ <text:s/>aplank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14:27:02.547185657</meta:creation-date>
    <dc:date>2014-08-23T13:53:10.890537738</dc:date>
    <meta:editing-duration>PT38M38S</meta:editing-duration>
    <meta:editing-cycles>11</meta:editing-cycles>
    <meta:generator>LibreOffice/4.1.0.1$Linux_X86_64 LibreOffice_project/410$Build-1</meta:generator>
    <meta:document-statistic meta:table-count="0" meta:image-count="0" meta:object-count="0" meta:page-count="1" meta:paragraph-count="32" meta:word-count="272" meta:character-count="2135" meta:non-whitespace-character-count="1912"/>
  </office:meta>
</office:document-meta>
</file>